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37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  <table:table-cell office:value-type="string">
            <text:p>ooxml</text:p>
          </table:table-cell>
          <table:table-cell office:value-type="string">
            <text:p>postgresql</text:p>
          </table:table-cell>
          <table:table-cell office:value-type="string">
            <text:p>emf+</text:p>
          </table:table-cell>
          <table:table-cell office:value-type="string">
            <text:p>unittesting</text:p>
          </table:table-cell>
        </table:table-row>
        <table:table-row table:style-name="ro2">
          <table:table-cell office:value-type="string">
            <office:annotation draw:style-name="gr1" draw:text-style-name="P2" svg:width="2.898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string">
            <office:annotation draw:style-name="gr1" draw:text-style-name="P2" svg:width="2.898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6"/>
        </table:table-row>
        <table:table-row table:style-name="ro2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6"/>
        </table:table-row>
        <table:table-row table:style-name="ro2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2.3-pre216</text:p>
          </table:table-cell>
          <table:table-cell table:formula="oooc:=SUM([.C12:.Q12])" office:value-type="float" office:value="581">
            <text:p>581</text:p>
          </table:table-cell>
          <table:table-cell office:value-type="float" office:value="383">
            <text:p>383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string">
            <text:p>2.3-pre222</text:p>
          </table:table-cell>
          <table:table-cell table:formula="oooc:=SUM([.C13:.Q13])" office:value-type="float" office:value="884">
            <text:p>884</text:p>
          </table:table-cell>
          <table:table-cell office:value-type="float" office:value="400">
            <text:p>40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2.4</text:p>
          </table:table-cell>
          <table:table-cell table:formula="oooc:=SUM([.C14:.Q14])" office:value-type="float" office:value="725">
            <text:p>725</text:p>
          </table:table-cell>
          <table:table-cell office:value-type="float" office:value="580">
            <text:p>58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4" office:value-type="string">
            <office:annotation draw:style-name="gr1" draw:text-style-name="P2" svg:width="2.899cm" svg:height="0.991cm" svg:x="2.858cm" svg:y="4.474cm" draw:caption-point-x="-2.858cm" draw:caption-point-y="-4.474cm">
              <dc:date>2008-11-12T00:00:00</dc:date>
              <text:p text:style-name="P2">branch ooo-build-3-0</text:p>
            </office:annotation>
            <text:p>3.0</text:p>
          </table:table-cell>
          <table:table-cell table:formula="oooc:=SUM([.C15:.R15])" office:value-type="float" office:value="943">
            <text:p>943</text:p>
          </table:table-cell>
          <table:table-cell office:value-type="float" office:value="731">
            <text:p>7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Default"/>
          <table:table-cell table:number-columns-repeated="17"/>
        </table:table-row>
        <table:table-row table:style-name="ro2">
          <table:table-cell table:style-name="Default"/>
          <table:table-cell>
            <draw:frame table:end-cell-address="'Patch breakdown'.M36" table:end-x="0.041cm" table:end-y="0.246cm" draw:z-index="0" svg:width="12.737cm" svg:height="8.119cm" svg:x="0.001cm" svg:y="0.206cm">
              <draw:object draw:notify-on-update-of-ranges="'Patch breakdown'.A2:'Patch breakdown'.A15 'Patch breakdown'.C1:'Patch breakdown'.R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2.11.2008</text:date>, <text:time>07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16T22:25:26</meta:creation-date>
    <dc:date>2008-11-12T07:10:44</dc:date>
    <dc:language>en-GB</dc:language>
    <meta:editing-cycles>18</meta:editing-cycles>
    <meta:editing-duration>PT1H36M58S</meta:editing-duration>
    <meta:user-defined meta:name="Info 1"/>
    <meta:user-defined meta:name="Info 2"/>
    <meta:user-defined meta:name="Info 3"/>
    <meta:user-defined meta:name="Info 4"/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5.1000003814697pt" style:font-family-asian="'Albany AMT'" style:font-family-generic-asian="system" style:font-pitch-asian="variable" style:font-size-asian="15.1000003814697pt" style:font-family-complex="Lucidasans" style:font-family-generic-complex="system" style:font-pitch-complex="variable" style:font-size-complex="15.1000003814697pt"/>
    </style:style>
    <style:style style:name="ch3" style:family="chart">
      <style:graphic-properties draw:fill="none" draw:fill-color="#d9d9d9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8pt" style:font-family-asian="'Albany AMT'" style:font-family-generic-asian="system" style:font-pitch-asian="variable" style:font-size-asian="8pt" style:font-family-complex="Lucidasans" style:font-family-generic-complex="system" style:font-pitch-complex="variable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maximum="100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8pt" style:font-family-asian="'Albany AMT'" style:font-family-generic-asian="system" style:font-pitch-asian="variable" style:font-size-asian="8pt" style:font-family-complex="Lucidasans" style:font-family-generic-complex="system" style:font-pitch-complex="variable" style:font-size-complex="8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ff6f00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800080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666666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6b4794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280099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7da647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e6e64c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ff9966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000080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fff0ff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00ffff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9999ff" dr3d:edge-rounding="0%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19" style:family="chart">
      <style:graphic-properties draw:stroke="none" draw:fill="none" draw:fill-color="#d9d9d9"/>
    </style:style>
    <style:style style:name="ch20" style:family="chart">
      <style:graphic-properties draw:stroke="none" draw:fill-color="#999999"/>
    </style:style>
  </office:automatic-styles>
  <office:body>
    <office:chart>
      <chart:chart svg:width="12.738cm" svg:height="8.12cm" chart:class="chart:area" chart:style-name="ch1">
        <chart:title svg:x="3.544cm" svg:y="0.162cm" chart:style-name="ch2">
          <text:p>ooo-build patch-set size</text:p>
        </chart:title>
        <chart:legend chart:legend-position="end" svg:x="10.847cm" svg:y="1.194cm" chart:style-name="ch3"/>
        <chart:plot-area chart:style-name="ch4" table:cell-range-address="'Patch breakdown'.$A$2:.$A$15 'Patch breakdown'.$C$1:.$R$15" chart:data-source-has-labels="both" chart:table-number-list="0 0" svg:x="0.254cm" svg:y="1.079cm" svg:width="10.086cm" svg:height="6.879cm">
          <chart:axis chart:dimension="x" chart:name="primary-x" chart:style-name="ch5">
            <chart:categories table:cell-range-address="local-table.A2:.A1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4"/>
          </chart:series>
          <chart:series chart:style-name="ch8">
            <chart:data-point chart:repeated="14"/>
          </chart:series>
          <chart:series chart:style-name="ch9">
            <chart:data-point chart:repeated="14"/>
          </chart:series>
          <chart:series chart:style-name="ch10">
            <chart:data-point chart:repeated="14"/>
          </chart:series>
          <chart:series chart:style-name="ch11">
            <chart:data-point chart:repeated="14"/>
          </chart:series>
          <chart:series chart:style-name="ch12">
            <chart:data-point chart:repeated="14"/>
          </chart:series>
          <chart:series chart:style-name="ch13">
            <chart:data-point chart:repeated="14"/>
          </chart:series>
          <chart:series chart:style-name="ch14">
            <chart:data-point chart:repeated="14"/>
          </chart:series>
          <chart:series chart:style-name="ch15">
            <chart:data-point chart:repeated="14"/>
          </chart:series>
          <chart:series chart:style-name="ch16">
            <chart:data-point chart:repeated="14"/>
          </chart:series>
          <chart:series chart:style-name="ch17">
            <chart:data-point chart:repeated="14"/>
          </chart:series>
          <chart:series chart:style-name="ch18">
            <chart:data-point chart:repeated="14"/>
          </chart:series>
          <chart:series chart:style-name="ch7">
            <chart:data-point chart:repeated="14"/>
          </chart:series>
          <chart:series chart:style-name="ch8">
            <chart:data-point chart:repeated="14"/>
          </chart:series>
          <chart:series chart:style-name="ch9">
            <chart:data-point chart:repeated="14"/>
          </chart:series>
          <chart:series chart:style-name="ch10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  <table:table-cell office:value-type="string">
                <text:p>ooxml</text:p>
              </table:table-cell>
              <table:table-cell office:value-type="string">
                <text:p>postgresql</text:p>
              </table:table-cell>
              <table:table-cell office:value-type="string">
                <text:p>emf+</text:p>
              </table:table-cell>
              <table:table-cell office:value-type="string">
                <text:p>unittesting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16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22</text:p>
              </table:table-cell>
              <table:table-cell office:value-type="float" office:value="400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23">
                <text:p>23</text:p>
              </table:table-cell>
              <table:table-cell office:value-type="float" office:value="291">
                <text:p>291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580">
                <text:p>5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731">
                <text:p>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